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officeooo:rsid="001d9566" officeooo:paragraph-rsid="001d9566"/>
    </style:style>
    <style:style style:name="P2" style:family="paragraph" style:parent-style-name="Standard">
      <style:paragraph-properties fo:line-height="100%" fo:text-align="end" style:justify-single-word="false"/>
      <style:text-properties officeooo:rsid="0018998f" officeooo:paragraph-rsid="0018998f"/>
    </style:style>
    <style:style style:name="P3" style:family="paragraph" style:parent-style-name="Standard">
      <style:paragraph-properties fo:line-height="100%"/>
      <style:text-properties officeooo:rsid="0018998f" officeooo:paragraph-rsid="0018998f"/>
    </style:style>
    <style:style style:name="P4" style:family="paragraph" style:parent-style-name="Standard">
      <style:paragraph-properties fo:line-height="100%" fo:text-align="end" style:justify-single-word="false"/>
      <style:text-properties officeooo:rsid="0023e339" officeooo:paragraph-rsid="0023e339"/>
    </style:style>
    <style:style style:name="P5" style:family="paragraph" style:parent-style-name="Standard">
      <style:paragraph-properties fo:line-height="100%" fo:text-align="center" style:justify-single-word="false"/>
      <style:text-properties officeooo:rsid="00263616" officeooo:paragraph-rsid="00263616"/>
    </style:style>
    <style:style style:name="P6" style:family="paragraph" style:parent-style-name="Text_20_body">
      <style:paragraph-properties fo:margin-left="-1.251cm" fo:margin-right="0cm" fo:line-height="100%" fo:text-align="justify" style:justify-single-word="false" fo:text-indent="0cm" style:auto-text-indent="false"/>
      <style:text-properties fo:font-variant="normal" fo:text-transform="none" fo:color="#202124" style:font-name="Roboto" fo:font-size="11pt" fo:letter-spacing="normal" fo:font-style="normal" fo:font-weight="normal" officeooo:paragraph-rsid="002b660e" style:font-weight-asian="bold" style:font-weight-complex="bold"/>
    </style:style>
    <style:style style:name="P7" style:family="paragraph" style:parent-style-name="Text_20_body" style:list-style-name="L1">
      <style:paragraph-properties fo:margin-left="-1.251cm" fo:margin-right="0cm" fo:line-height="100%" fo:text-align="justify" style:justify-single-word="false" fo:text-indent="0cm" style:auto-text-indent="false"/>
      <style:text-properties fo:font-variant="normal" fo:text-transform="none" fo:color="#202124" style:font-name="Roboto" fo:font-size="11pt" fo:letter-spacing="normal" fo:font-style="normal" fo:font-weight="normal" officeooo:paragraph-rsid="002b660e" style:font-weight-asian="bold" style:font-weight-complex="bold"/>
    </style:style>
    <style:style style:name="P8" style:family="paragraph" style:parent-style-name="Text_20_body">
      <style:paragraph-properties fo:margin-left="-1.251cm" fo:margin-right="0cm" fo:line-height="100%" fo:text-align="justify" style:justify-single-word="false" fo:text-indent="0cm" style:auto-text-indent="false"/>
      <style:text-properties fo:font-variant="normal" fo:text-transform="none" fo:color="#202124" style:font-name="Roboto" fo:font-size="11pt" fo:letter-spacing="normal" fo:font-style="normal" fo:font-weight="normal" officeooo:paragraph-rsid="002c7f54" style:font-weight-asian="bold" style:font-weight-complex="bold"/>
    </style:style>
    <style:style style:name="P9" style:family="paragraph" style:parent-style-name="Text_20_body" style:list-style-name="L1">
      <style:paragraph-properties fo:margin-left="-1.251cm" fo:margin-right="0cm" fo:line-height="100%" fo:text-align="justify" style:justify-single-word="false" fo:text-indent="0cm" style:auto-text-indent="false" fo:break-before="page"/>
      <style:text-properties fo:font-variant="normal" fo:text-transform="none" fo:color="#202124" style:font-name="Roboto" fo:font-size="11pt" fo:letter-spacing="normal" fo:font-style="normal" fo:font-weight="normal" officeooo:paragraph-rsid="002b660e" style:font-weight-asian="bold" style:font-weight-complex="bold"/>
    </style:style>
    <style:style style:name="P10" style:family="paragraph" style:parent-style-name="Text_20_body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fo:font-variant="normal" fo:text-transform="none" fo:color="#202124" style:font-name="Arial" fo:font-size="11pt" fo:letter-spacing="normal" fo:font-style="normal" fo:font-weight="normal" officeooo:paragraph-rsid="002c7f54" style:font-size-asian="13pt" style:font-weight-asian="bold" style:font-size-complex="13pt" style:font-weight-complex="bold"/>
    </style:style>
    <style:style style:name="P11" style:family="paragraph" style:parent-style-name="Text_20_body" style:list-style-name="L2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fo:font-variant="normal" fo:text-transform="none" fo:color="#202124" style:font-name="Arial" fo:font-size="11pt" fo:letter-spacing="normal" fo:font-style="normal" fo:font-weight="normal" officeooo:paragraph-rsid="002c7f54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 fo:break-before="page"/>
      <style:text-properties fo:font-variant="normal" fo:text-transform="none" fo:color="#202124" style:font-name="Arial" fo:font-size="11pt" fo:letter-spacing="normal" fo:font-style="normal" fo:font-weight="normal" officeooo:paragraph-rsid="002c7f54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font-variant="normal" fo:text-transform="none" fo:color="#202124" style:font-name="Arial" fo:font-size="11pt" fo:letter-spacing="normal" fo:font-style="normal" fo:font-weight="normal" officeooo:paragraph-rsid="002c7f54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margin-left="-1.251cm" fo:margin-right="0cm" fo:line-height="100%" fo:text-indent="0cm" style:auto-text-indent="false"/>
      <style:text-properties style:font-name="Arial" fo:font-size="13pt" officeooo:rsid="001d9566" officeooo:paragraph-rsid="002b660e" style:font-name-asian="TimesNewRomanPSMT" style:font-size-asian="13pt" style:font-name-complex="TimesNewRomanPSMT" style:font-size-complex="13pt"/>
    </style:style>
    <style:style style:name="P15" style:family="paragraph" style:parent-style-name="Table_20_Contents">
      <style:paragraph-properties fo:margin-left="-1.251cm" fo:margin-right="0cm" fo:line-height="100%" fo:text-indent="0cm" style:auto-text-indent="false"/>
      <style:text-properties style:font-name="Arial" fo:font-size="12pt" officeooo:rsid="001d9566" officeooo:paragraph-rsid="002b660e" style:font-name-asian="TimesNewRomanPSMT" style:font-size-asian="12pt" style:font-name-complex="TimesNewRomanPSMT" style:font-size-complex="12pt"/>
    </style:style>
    <style:style style:name="P16" style:family="paragraph" style:parent-style-name="Table_20_Contents">
      <style:paragraph-properties fo:margin-left="-1.251cm" fo:margin-right="0cm" fo:line-height="100%" fo:text-indent="0cm" style:auto-text-indent="false"/>
      <style:text-properties style:font-name="Arial" fo:font-size="12pt" officeooo:rsid="002b660e" officeooo:paragraph-rsid="002b660e" style:font-name-asian="TimesNewRomanPSMT" style:font-size-asian="12pt" style:font-name-complex="TimesNewRomanPSMT" style:font-size-complex="12pt"/>
    </style:style>
    <style:style style:name="P17" style:family="paragraph" style:parent-style-name="Table_20_Contents">
      <style:paragraph-properties fo:margin-left="-1.251cm" fo:margin-right="0cm" fo:line-height="100%" fo:text-indent="0cm" style:auto-text-indent="false"/>
      <style:text-properties style:font-name="Arial" fo:font-size="12pt" officeooo:paragraph-rsid="002b660e"/>
    </style:style>
    <style:style style:name="P18" style:family="paragraph" style:parent-style-name="Table_20_Contents">
      <style:paragraph-properties fo:margin-left="-1.251cm" fo:margin-right="0cm" fo:line-height="100%" fo:text-indent="0cm" style:auto-text-indent="false"/>
      <style:text-properties fo:font-variant="normal" fo:text-transform="none" fo:color="#202124" style:font-name="Roboto" fo:font-size="11pt" fo:letter-spacing="normal" fo:font-style="normal" fo:font-weight="normal" officeooo:paragraph-rsid="002b660e"/>
    </style:style>
    <style:style style:name="P19" style:family="paragraph" style:parent-style-name="Table_20_Contents">
      <style:paragraph-properties fo:margin-left="-1.251cm" fo:margin-right="0cm" fo:line-height="100%" fo:text-indent="0cm" style:auto-text-indent="false"/>
      <style:text-properties style:font-name="TimesNewRomanPSMT" fo:font-size="12pt" officeooo:rsid="001d9566" officeooo:paragraph-rsid="002b660e" style:font-name-asian="TimesNewRomanPSMT" style:font-size-asian="12pt" style:font-name-complex="TimesNewRomanPSMT" style:font-size-complex="12pt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 fo:break-before="page"/>
      <style:text-properties fo:font-variant="normal" fo:text-transform="none" fo:color="#202124" style:font-name="Roboto" fo:font-size="11pt" fo:letter-spacing="normal" fo:font-style="normal" fo:font-weight="normal" officeooo:paragraph-rsid="002c7f54" style:font-size-asian="13pt" style:font-weight-asian="bold" style:font-size-complex="13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font-variant="normal" fo:text-transform="none" fo:color="#202124" style:font-name="Roboto" fo:font-size="11pt" fo:letter-spacing="normal" fo:font-style="normal" fo:font-weight="normal" officeooo:paragraph-rsid="002c7f54" style:font-size-asian="13pt" style:font-weight-asian="bold" style:font-size-complex="13pt" style:font-weight-complex="bold"/>
    </style:style>
    <style:style style:name="P22" style:family="paragraph" style:parent-style-name="Preformatted_20_Text" style:list-style-name="L3">
      <style:text-properties style:font-name="Arial" fo:font-size="13pt" fo:font-weight="bold" officeooo:paragraph-rsid="0031a51f" style:font-size-asian="13pt" style:font-weight-asian="bold" style:font-size-complex="13pt" style:font-weight-complex="bold"/>
    </style:style>
    <style:style style:name="P23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 fo:break-before="page"/>
      <style:text-properties style:font-name="Arial" fo:font-size="13pt" fo:font-weight="bold" officeooo:paragraph-rsid="0031a51f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 fo:break-before="page"/>
      <style:text-properties style:font-name="Arial" fo:font-size="11pt" fo:font-weight="normal" officeooo:paragraph-rsid="0031a51f" style:font-size-asian="13pt" style:font-weight-asian="bold" style:font-size-complex="13pt" style:font-weight-complex="bold"/>
    </style:style>
    <style:style style:name="P25" style:family="paragraph" style:parent-style-name="Preformatted_20_Text" style:list-style-name="L3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 fo:break-before="page"/>
      <style:text-properties fo:font-variant="normal" fo:text-transform="none" fo:color="#202124" style:font-name="Arial" fo:font-size="11pt" fo:letter-spacing="normal" fo:font-style="normal" fo:font-weight="normal" officeooo:paragraph-rsid="002e3f74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fo:font-variant="normal" fo:text-transform="none" fo:color="#202124" style:font-name="Arial" fo:font-size="11pt" fo:letter-spacing="normal" fo:font-style="normal" fo:font-weight="normal" officeooo:paragraph-rsid="002e3f74" style:font-size-asian="13pt" style:font-weight-asian="bold" style:font-size-complex="13pt" style:font-weight-complex="bold"/>
    </style:style>
    <style:style style:name="P27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style:font-name="Arial" fo:font-size="13pt" fo:font-weight="bold" officeooo:paragraph-rsid="0031a51f" style:font-size-asian="13pt" style:font-weight-asian="bold" style:font-size-complex="13pt" style:font-weight-complex="bold"/>
    </style:style>
    <style:style style:name="P28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style:font-name="Arial" fo:font-size="11pt" fo:font-weight="normal" officeooo:paragraph-rsid="0031a51f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style:font-name="Arial" fo:font-size="12pt" fo:font-weight="normal" officeooo:paragraph-rsid="0031a51f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margin-left="-1.251cm" fo:margin-right="0cm" fo:margin-top="0cm" fo:margin-bottom="0.499cm" loext:contextual-spacing="false" fo:line-height="100%" fo:text-align="justify" style:justify-single-word="false" fo:text-indent="0cm" style:auto-text-indent="false"/>
      <style:text-properties style:font-name="Arial" fo:font-size="10pt" fo:font-weight="normal" officeooo:rsid="0031a51f" officeooo:paragraph-rsid="0031a51f" style:font-size-asian="8.75pt" style:font-weight-asian="normal" style:font-size-complex="10pt" style:font-weight-complex="normal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63616"/>
    </style:style>
    <style:style style:name="T4" style:family="text">
      <style:text-properties style:font-name="Arial"/>
    </style:style>
    <style:style style:name="T5" style:family="text">
      <style:text-properties style:font-name="Arial" fo:font-size="13pt" style:font-size-asian="13pt" style:font-size-complex="13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7449"/>
    </style:style>
    <style:style style:name="T8" style:family="text">
      <style:text-properties fo:font-variant="normal" fo:text-transform="none" fo:font-size="11pt" fo:letter-spacing="normal" fo:font-style="normal" fo:font-weight="normal"/>
    </style:style>
    <style:style style:name="T9" style:family="text">
      <style:text-properties fo:font-variant="normal" fo:text-transform="none" fo:font-size="11pt" fo:letter-spacing="normal" fo:font-style="normal" fo:font-weight="normal" officeooo:rsid="002b660e" style:font-name-asian="TimesNewRomanPSMT" style:font-size-asian="12pt" style:font-name-complex="TimesNewRomanPSMT" style:font-size-complex="12pt"/>
    </style:style>
    <style:style style:name="T10" style:family="text">
      <style:text-properties fo:font-variant="normal" fo:text-transform="none" fo:color="#202124" style:font-name="Roboto" fo:font-size="11pt" fo:letter-spacing="normal" fo:font-style="normal" fo:font-weight="normal"/>
    </style:style>
    <style:style style:name="T11" style:family="text">
      <style:text-properties fo:font-variant="normal" fo:text-transform="none" fo:color="#202124" fo:letter-spacing="normal" fo:font-style="normal"/>
    </style:style>
    <style:style style:name="T12" style:family="text">
      <style:text-properties fo:font-variant="normal" fo:text-transform="none" fo:color="#202124" fo:font-size="13pt" fo:letter-spacing="normal" fo:font-style="normal" fo:font-weight="bold"/>
    </style:style>
    <style:style style:name="T13" style:family="text">
      <style:text-properties officeooo:rsid="002b660e"/>
    </style:style>
    <style:style style:name="T14" style:family="text">
      <style:text-properties fo:font-size="13pt"/>
    </style:style>
    <style:style style:name="T15" style:family="text">
      <style:text-properties fo:font-size="13pt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29</text:span> de <text:span text:style-name="T3">Noviembre</text:span> 2018</text:p>
      <text:p text:style-name="P2"/>
      <text:p text:style-name="P2">Francisco Javier <text:span text:style-name="T2">Sánchez</text:span> Temprano <text:span text:style-name="T1">#6481</text:span></text:p>
      <text:p text:style-name="P2"/>
      <text:p text:style-name="P4">LMSXI</text:p>
      <text:p text:style-name="P2"/>
      <text:p text:style-name="P2"/>
      <text:p text:style-name="P5">Repaso <text:span text:style-name="T13">2</text:span></text:p>
      <text:p text:style-name="P3"/>
      <text:p text:style-name="P3"/>
      <text:p text:style-name="P19"><text:s text:c="3"/><text:span text:style-name="T4"><text:s text:c="4"/></text:span><text:span text:style-name="T5">1-Pon un ejemplo de cada caso</text:span></text:p>
      <text:p text:style-name="P14"/>
      <text:p text:style-name="P15">a) <text:span text:style-name="T13">&lt;elemento&gt;contenido&lt;/elemento&gt;</text:span></text:p>
      <text:p text:style-name="P16">b) &lt;elementovacio /&gt;</text:p>
      <text:p text:style-name="P16">c) <text:span text:style-name="T7">&lt;color interior="negro" exterior="blanco" /&gt;</text:span></text:p>
      <text:p text:style-name="P16"><text:span text:style-name="T7">d</text:span><text:span text:style-name="T6">) &lt;tienda&gt;C </text:span><text:span text:style-name="T8">&amp;amp A&lt;/tienda&gt;</text:span></text:p>
      <text:p text:style-name="P17"><text:span text:style-name="T9">e) </text:span><text:span text:style-name="T10">&lt;!-- texto comentario --&gt; <text:s/></text:span></text:p>
      <text:p text:style-name="P18"/>
      <text:p text:style-name="P18"/>
      <text:p text:style-name="P18"/>
      <text:p text:style-name="P18"/>
      <text:p text:style-name="P6">2- El siguiente documento no está bien formado porque contiene errores. Corrige los errores (si para corregir algún error hay que inventarse una etiqueta o atributo, utilice un nombre que tenga relación con la información contenida en el documento).</text:p>
      <text:p text:style-name="P6"/>
      <text:p text:style-name="P6">&lt;?xml version="1.0" encoding="UTF-8"?&gt;</text:p>
      <text:p text:style-name="P6">&lt;documento&gt;</text:p>
      <text:p text:style-name="P6"><text:s text:c="9"/>&lt;autor &gt;Pedro García&lt;/autor&gt;</text:p>
      <text:p text:style-name="P6"><text:s text:c="9"/>&lt;fecha fecha="30/05/11" /&gt;</text:p>
      <text:p text:style-name="P6"><text:s text:c="9"/>&lt;contenido&gt;</text:p>
      <text:p text:style-name="P6"><text:s text:c="9"/>&lt;punto numero="1"&gt;XML significa eXtensible Markup Languages&lt;/punto&gt;</text:p>
      <text:p text:style-name="P6"><text:s text:c="9"/>&lt;/contenido&gt;</text:p>
      <text:p text:style-name="P6">&lt;/documento&gt;</text:p>
      <text:p text:style-name="P6"/>
      <text:p text:style-name="P6"/>
      <text:p text:style-name="P6"/>
      <text:list xml:id="list295346144" text:style-name="L1">
        <text:list-header>
          <text:p text:style-name="P7"/>
          <text:p text:style-name="P9">3- El siguiente documento no está bien formado porque contiene errores. Corrige los errores (si para corregir algún error hay que inventarse una etiqueta o atributo, utilice un nombre que tenga relación con la información contenida en el documento).</text:p>
        </text:list-header>
      </text:list>
      <text:p text:style-name="P6"/>
      <text:p text:style-name="P6">&lt;?xml version="1.0" encoding="UTF-8"?&gt;</text:p>
      <text:p text:style-name="P6">&lt;personas&gt;</text:p>
      <text:p text:style-name="P6">&lt;persona&gt;</text:p>
      <text:p text:style-name="P6">&lt;nombre email="pepito.fer@example.org"&gt;Pepito Fernández&lt;/nombre&gt;</text:p>
      <text:p text:style-name="P6">&lt;/persona&gt;</text:p>
      <text:p text:style-name="P6">&lt;persona&gt;</text:p>
      <text:p text:style-name="P6">&lt;nombre&gt;Juanita Pérez&lt;/nombre&gt;</text:p>
      <text:p text:style-name="P6">&lt;telefonos&gt;</text:p>
      <text:p text:style-name="P6">&lt;fijo&gt;3141593&lt;/fijo&gt;</text:p>
      <text:p text:style-name="P6">&lt;/telefonos&gt;</text:p>
      <text:p text:style-name="P6">&lt;/persona&gt;</text:p>
      <text:p text:style-name="P6">&lt;/personas&gt;</text:p>
      <text:p text:style-name="P6"/>
      <text:p text:style-name="P6"/>
      <text:p text:style-name="P8">4- Escribe el DTD que corresponde al siguiente documento <text:s/>(externa)</text:p>
      <text:p text:style-name="P6"><text:s text:c="3"/>&lt;!ELEMENT formula1 (carrera) &gt;</text:p>
      <text:p text:style-name="P6"><text:s text:c="3"/>&lt;!ELEMENT carrera (nombre, fecha, podium ) &gt;</text:p>
      <text:p text:style-name="P6"><text:s text:c="3"/>&lt;!ELEMENT nombre (#PCDATA)&gt;</text:p>
      <text:p text:style-name="P6"><text:s text:c="3"/>&lt;!ELEMENT fecha ANY &gt;</text:p>
      <text:p text:style-name="P6"><text:s text:c="3"/>&lt;!ELEMENT dia (#PCDATA)&gt;</text:p>
      <text:p text:style-name="P6"><text:s text:c="3"/>&lt;!ELEMENT mes (#PCDATA)&gt;</text:p>
      <text:p text:style-name="P6"><text:s text:c="3"/>&lt;!ELEMENT año (#PCDATA)&gt;</text:p>
      <text:p text:style-name="P6"><text:s text:c="3"/>&lt;!ELEMENT podium (orden*) &gt;</text:p>
      <text:p text:style-name="P6"><text:s text:c="3"/>&lt;!ELEMENT orden EMPTY &gt;</text:p>
      <text:p text:style-name="P6"><text:s text:c="3"/></text:p>
      <text:p text:style-name="P6"><text:s text:c="4"/>&lt;!ATTLIST formula1 año CDATA #REQUIRED&gt;</text:p>
      <text:p text:style-name="P8"><text:s text:c="4"/>&lt;!ATTLIST orden n CDATA #REQUIRED </text:p>
      <text:p text:style-name="P8"><text:tab/><text:tab/><text:tab/>nombre CDATA #REQUIRED </text:p>
      <text:p text:style-name="P8"><text:tab/><text:tab/><text:tab/>escudería CDATA #IMPLIED&gt;</text:p>
      <text:p text:style-name="P20">5- Escribe un XML para el DTD siguiente:</text:p>
      <text:p text:style-name="P21"/>
      <text:p text:style-name="P21">&lt;?xml version="1.0" encoding="UTF-8"?&gt;</text:p>
      <text:p text:style-name="P21">&lt;!DOCTYPE agenda [</text:p>
      <text:p text:style-name="P21">&lt;!ELEMENT agenda (persona)+&gt;</text:p>
      <text:p text:style-name="P21">&lt;!ELEMENT persona (nombre, email*, relacion?)&gt;</text:p>
      <text:p text:style-name="P21">&lt;!ATTLIST persona id ID #REQUIRED&gt;</text:p>
      <text:p text:style-name="P21">&lt;!ATTLIST persona sexo (hombre | mujer) #IMPLIED&gt;</text:p>
      <text:p text:style-name="P21">&lt;!ELEMENT nombre (#PCDATA)&gt;</text:p>
      <text:p text:style-name="P21">&lt;!ELEMENT email (#PCDATA)&gt;</text:p>
      <text:p text:style-name="P21">&lt;!ELEMENT relacion EMPTY&gt;</text:p>
      <text:p text:style-name="P21">&lt;!ATTLIST relacion amigo-de IDREFS #IMPLIED enemigo-de IDREFS #IMPLIED&gt;</text:p>
      <text:p text:style-name="P21"><text:s text:c="3"/>]&gt;</text:p>
      <text:p text:style-name="P21"/>
      <text:p text:style-name="P21"><text:s text:c="7"/>&lt;agenda&gt;</text:p>
      <text:p text:style-name="P21"><text:s text:c="7"/>&lt;persona id="P001" sexo="hombre"&gt;</text:p>
      <text:p text:style-name="P21"><text:s text:c="9"/>&lt;nombre&gt;Francisco Sanchez&lt;/nombre&gt;</text:p>
      <text:p text:style-name="P21"><text:s text:c="9"/>&lt;email&gt;a@a.a&lt;/email&gt;</text:p>
      <text:p text:style-name="P21"><text:s text:c="9"/>&lt;relacion amigo-de="P001" enemigo-de="P001"/&gt;</text:p>
      <text:p text:style-name="P21"><text:s text:c="9"/>&lt;/persona&gt;</text:p>
      <text:p text:style-name="P21"><text:s text:c="7"/>&lt;/agenda&gt;</text:p>
      <text:p text:style-name="P21"/>
      <text:p text:style-name="P12">6- <text:s/>Haz una declaración de espacio de nombres, que asocia el prefijo del espacio de nombres edi con el nombre de espacio de nombres: <text:s/>http://ecommerce.example.org/schema</text:p>
      <text:p text:style-name="P13">&lt;?xml version="1.0" encoding="UTF-8"?&gt;</text:p>
      <text:p text:style-name="P13">&lt;!DOCTYPE edi:cliente[</text:p>
      <text:p text:style-name="P13">&lt;!ELEMENT edi:cliente (edi:numero_ID, edi:nombre, edi:telefono)&gt;</text:p>
      <text:p text:style-name="P13">&lt;!ELEMENT edi:numero_ID (#PCDATA)&gt;</text:p>
      <text:p text:style-name="P13">&lt;!ELEMENT edi:nombre (#PCDATA)&gt;</text:p>
      <text:p text:style-name="P13">&lt;!ELEMENT edi:telefono (#PCDATA)&gt;</text:p>
      <text:p text:style-name="P13">&lt;!ATTLIST edi:cliente xmlns:edi CDATA #REQUIRED&gt;</text:p>
      <text:p text:style-name="P13">]&gt;</text:p>
      <text:p text:style-name="P13"/>
      <text:p text:style-name="P13">&lt;edi:cliente xmlns:edi="http://ecommerce.example.org/schema: "&gt;</text:p>
      <text:p text:style-name="P13"><text:s text:c="4"/>&lt;edi:numero_ID&gt;1232654&lt;/edi:numero_ID&gt;</text:p>
      <text:p text:style-name="P13"><text:s text:c="4"/>&lt;edi:nombre&gt;Jorge Ruiz&lt;/edi:nombre&gt;</text:p>
      <text:p text:style-name="P13"><text:s text:c="4"/>&lt;edi:telefono&gt;99999999&lt;/edi:telefono&gt;</text:p>
      <text:p text:style-name="P13">&lt;/edi:cliente&gt;</text:p>
      <text:p text:style-name="P13"/>
      <text:list xml:id="list1066271424" text:style-name="L2">
        <text:list-header>
          <text:p text:style-name="P11">7- Corrige el documento para que cumpla el DTD.</text:p>
        </text:list-header>
      </text:list>
      <text:p text:style-name="P10">&lt;?xml version="1.0" encoding="UTF-8"?&gt;</text:p>
      <text:p text:style-name="P10"><text:s text:c="7"/>&lt;!DOCTYPE softwareLibre [</text:p>
      <text:p text:style-name="P10"><text:s text:c="9"/>&lt;!ELEMENT softwareLibre (licencias| aplicaciones)*&gt;</text:p>
      <text:p text:style-name="P10"><text:s text:c="9"/>&lt;!ELEMENT licencias (licencia*)&gt;</text:p>
      <text:p text:style-name="P10"><text:s text:c="9"/>&lt;!ELEMENT licencia EMPTY&gt;</text:p>
      <text:p text:style-name="P10"><text:s text:c="9"/>&lt;!ELEMENT aplicaciones (aplicacion*)&gt;</text:p>
      <text:p text:style-name="P10"><text:s text:c="9"/>&lt;!ELEMENT aplicacion (version*)&gt;</text:p>
      <text:p text:style-name="P10"><text:s text:c="9"/>&lt;!ELEMENT version EMPTY&gt;</text:p>
      <text:p text:style-name="P10"><text:s text:c="9"/>&lt;!ATTLIST licencia nombre ID #REQUIRED&gt;</text:p>
      <text:p text:style-name="P10"><text:s text:c="9"/>&lt;!ATTLIST aplicacion nombre NMTOKEN #REQUIRED&gt;</text:p>
      <text:p text:style-name="P10"><text:soft-page-break/><text:s text:c="9"/>&lt;!ATTLIST version nombre NMTOKEN #REQUIRED&gt;</text:p>
      <text:p text:style-name="P10"><text:s text:c="9"/>&lt;!ATTLIST version licencia IDREF #REQUIRED&gt;</text:p>
      <text:p text:style-name="P10"><text:s text:c="9"/>&lt;!ATTLIST version fechaPublicación CDATA #REQUIRED&gt;</text:p>
      <text:p text:style-name="P10"><text:s text:c="7"/>]&gt;</text:p>
      <text:p text:style-name="P10"><text:s text:c="7"/>&lt;softwareLibre&gt;</text:p>
      <text:p text:style-name="P10"><text:s text:c="9"/>&lt;aplicaciones&gt;</text:p>
      <text:p text:style-name="P10"><text:s text:c="11"/>&lt;aplicacion nombre="Inkscape"&gt;</text:p>
      <text:p text:style-name="P10"><text:s text:c="13"/>&lt;version nombre="0.47" licencia="GPLv2" fechaPublicación="17/08/2010" /&gt;</text:p>
      <text:p text:style-name="P10"><text:s text:c="13"/>&lt;version nombre="0.48" licencia="GPLv2" fechaPublicación="17/08/2010" /&gt;</text:p>
      <text:p text:style-name="P10"><text:s text:c="13"/>&lt;version nombre="0.48.2" licencia="GPLv2" fechaPublicación="14/08/2011" /&gt;</text:p>
      <text:p text:style-name="P10"><text:s text:c="11"/>&lt;/aplicacion&gt;</text:p>
      <text:p text:style-name="P10"><text:s text:c="11"/>&lt;aplicacion nombre="PostgreSQL"&gt;</text:p>
      <text:p text:style-name="P10"><text:s text:c="13"/>&lt;version nombre="9.1.0" licencia="BSD2" fechaPublicación="15/09/2011" /&gt;</text:p>
      <text:p text:style-name="P10"><text:s text:c="13"/>&lt;version nombre="9.1.3" licencia="BSD2" fechaPublicación="15/09/2011"/&gt;</text:p>
      <text:p text:style-name="P10"><text:s text:c="11"/>&lt;/aplicacion&gt;</text:p>
      <text:p text:style-name="P10"><text:s text:c="9"/>&lt;/aplicaciones&gt;</text:p>
      <text:p text:style-name="P10"><text:s text:c="9"/>&lt;licencias&gt;</text:p>
      <text:p text:style-name="P10"><text:s text:c="11"/>&lt;licencia nombre="GPLv2" /&gt;</text:p>
      <text:p text:style-name="P10"><text:s text:c="11"/>&lt;licencia nombre="BSD2" /&gt;</text:p>
      <text:p text:style-name="P10"><text:s text:c="11"/>&lt;licencia nombre="Apachev2" /&gt;</text:p>
      <text:p text:style-name="P10"><text:s text:c="9"/>&lt;/licencias&gt;</text:p>
      <text:p text:style-name="P10"><text:s text:c="7"/>&lt;/softwareLibre&gt;</text:p>
      <text:p text:style-name="P10"/>
      <text:p text:style-name="P10"/>
      <text:list xml:id="list2585453134" text:style-name="L3">
        <text:list-header>
          <text:p text:style-name="P25">8- <text:s/>Valida el siguiente XML</text:p>
        </text:list-header>
      </text:list>
      <text:p text:style-name="P26">&lt;?xml version="1.0" encoding="UTF-8"?&gt;</text:p>
      <text:p text:style-name="P26">&lt;!DOCTYPE arbol [</text:p>
      <text:p text:style-name="P26"><text:s text:c="9"/>&lt;!ELEMENT arbol (lugares| personas)*&gt;</text:p>
      <text:p text:style-name="P26"><text:s text:c="9"/>&lt;!ELEMENT lugares (lugar*)&gt;</text:p>
      <text:p text:style-name="P26"><text:s text:c="9"/>&lt;!ELEMENT lugar EMPTY&gt;</text:p>
      <text:p text:style-name="P26"/>
      <text:p text:style-name="P26"><text:s text:c="9"/>&lt;!ELEMENT personas (persona*)&gt;</text:p>
      <text:p text:style-name="P26"><text:s text:c="9"/>&lt;!ELEMENT persona (nombre, padre*,madre*, nacimiento)&gt;</text:p>
      <text:p text:style-name="P26"><text:s text:c="9"/></text:p>
      <text:p text:style-name="P26"><text:s text:c="9"/>&lt;!ELEMENT nombre (#PCDATA)&gt;</text:p>
      <text:p text:style-name="P26"><text:s text:c="9"/>&lt;!ELEMENT padre (#PCDATA)&gt;</text:p>
      <text:p text:style-name="P26"><text:s text:c="9"/>&lt;!ELEMENT madre (#PCDATA)&gt;</text:p>
      <text:p text:style-name="P26"><text:s text:c="9"/>&lt;!ELEMENT nacimiento EMPTY&gt;</text:p>
      <text:p text:style-name="P26"><text:s text:c="9"/></text:p>
      <text:p text:style-name="P26"><text:s text:c="9"/>&lt;!ATTLIST lugar nombre CDATA #REQUIRED pais CDATA #REQUIRED&gt;</text:p>
      <text:p text:style-name="P26"><text:s text:c="9"/>&lt;!ATTLIST nacimiento lugar CDATA #REQUIRED año CDATA #IMPLIED mes CDATA #IMPLIED dia CDATA #IMPLIED&gt;</text:p>
      <text:p text:style-name="P26">]&gt;</text:p>
      <text:p text:style-name="P26"/>
      <text:p text:style-name="P26">&lt;arbol&gt;</text:p>
      <text:p text:style-name="P26"><text:s text:c="2"/>&lt;lugares&gt;</text:p>
      <text:p text:style-name="P26"><text:s text:c="4"/>&lt;lugar nombre="Valencia" pais="España" /&gt;</text:p>
      <text:p text:style-name="P26"><text:s text:c="4"/>&lt;lugar nombre="Gandia" pais="España" /&gt;</text:p>
      <text:p text:style-name="P26"><text:s text:c="4"/>&lt;lugar nombre="Marsella" pais="Francia" /&gt;</text:p>
      <text:p text:style-name="P26"><text:s text:c="2"/>&lt;/lugares&gt;</text:p>
      <text:p text:style-name="P26"><text:s text:c="2"/>&lt;personas&gt;</text:p>
      <text:p text:style-name="P26"><text:s text:c="4"/>&lt;persona&gt;</text:p>
      <text:p text:style-name="P26"><text:soft-page-break/><text:s text:c="6"/>&lt;nombre&gt;Ramón Ramírez Villaescusa&lt;/nombre&gt;</text:p>
      <text:p text:style-name="P26"><text:s text:c="6"/>&lt;padre&gt;Pedro Ramírez Dupont&lt;/padre&gt;</text:p>
      <text:p text:style-name="P26"><text:s text:c="6"/>&lt;nacimiento lugar="Gandia" año="1976" mes="10" dia="3" /&gt;</text:p>
      <text:p text:style-name="P26"><text:s text:c="4"/>&lt;/persona&gt;</text:p>
      <text:p text:style-name="P26"><text:s text:c="4"/>&lt;persona&gt;</text:p>
      <text:p text:style-name="P26"><text:s text:c="6"/>&lt;nombre&gt;Elena Forte Ramírez&lt;/nombre&gt;</text:p>
      <text:p text:style-name="P26"><text:s text:c="6"/>&lt;madre&gt;Juana Ramírez Dupont&lt;/madre&gt;</text:p>
      <text:p text:style-name="P26"><text:s text:c="6"/>&lt;nacimiento lugar="Valencia" año="1974" mes="05" dia="31" /&gt;</text:p>
      <text:p text:style-name="P26"><text:s text:c="4"/>&lt;/persona&gt;</text:p>
      <text:p text:style-name="P26"><text:s text:c="4"/>&lt;persona&gt;</text:p>
      <text:p text:style-name="P26"><text:s text:c="6"/>&lt;nombre&gt;Pedro Ramírez Dupont&lt;/nombre&gt;</text:p>
      <text:p text:style-name="P26"><text:s text:c="6"/>&lt;padre&gt;Juan Ramírez Amigo&lt;/padre&gt;</text:p>
      <text:p text:style-name="P26"><text:s text:c="6"/>&lt;madre&gt;Jeanne Dupont&lt;/madre&gt;</text:p>
      <text:p text:style-name="P26"><text:s text:c="6"/>&lt;nacimiento lugar="Gandia" año="1942" mes="07" dia="14" /&gt;</text:p>
      <text:p text:style-name="P26"><text:s text:c="4"/>&lt;/persona&gt;</text:p>
      <text:p text:style-name="P26"><text:s text:c="4"/>&lt;persona&gt;</text:p>
      <text:p text:style-name="P26"><text:s text:c="6"/>&lt;nombre&gt;Juana Ramírez Dupont&lt;/nombre&gt;</text:p>
      <text:p text:style-name="P26"><text:s text:c="6"/>&lt;padre&gt;Juan Ramírez Amigo&lt;/padre&gt;</text:p>
      <text:p text:style-name="P26"><text:s text:c="6"/>&lt;madre&gt;Jeanne Dupont&lt;/madre&gt;</text:p>
      <text:p text:style-name="P26"><text:s text:c="6"/>&lt;nacimiento lugar="Valencia" año="1945" mes="02" dia="20" /&gt;</text:p>
      <text:p text:style-name="P26"><text:s text:c="4"/>&lt;/persona&gt;</text:p>
      <text:p text:style-name="P26"><text:s text:c="4"/>&lt;persona&gt;</text:p>
      <text:p text:style-name="P26"><text:s text:c="6"/>&lt;nombre&gt;Juan Ramírez Amigo&lt;/nombre&gt;</text:p>
      <text:p text:style-name="P26"><text:s text:c="6"/>&lt;nacimiento lugar="Gandia" año="1918" mes="07" dia="19" /&gt;</text:p>
      <text:p text:style-name="P26"><text:s text:c="4"/>&lt;/persona&gt;</text:p>
      <text:p text:style-name="P26"><text:s text:c="4"/>&lt;persona&gt;</text:p>
      <text:p text:style-name="P26"><text:s text:c="6"/>&lt;nombre&gt;Jeanne Dupont&lt;/nombre&gt;</text:p>
      <text:p text:style-name="P26"><text:soft-page-break/><text:s text:c="6"/>&lt;nacimiento lugar="Marsella" /&gt;</text:p>
      <text:p text:style-name="P26"><text:s text:c="4"/>&lt;/persona&gt;</text:p>
      <text:p text:style-name="P26"><text:s text:c="2"/>&lt;/personas&gt;</text:p>
      <text:p text:style-name="P28"><text:span text:style-name="T11">&lt;/arbol&gt;</text:span></text:p>
      <text:p text:style-name="P24"><text:span text:style-name="T12"><text:tab/></text:span><text:span text:style-name="T15">9- <text:s text:c="3"/>Forma un documento XML válido en el que recojas diferentes tipos de lenguajes de programación, <text:s text:c="2"/>creando un namespace para los compilados y otro para los interpretados.</text:span></text:p>
      <text:p text:style-name="P29">&lt;?xml version="1.0" encoding="UTF-8"?&gt;</text:p>
      <text:p text:style-name="P29">&lt;!DOCTYPE lenguajes [</text:p>
      <text:p text:style-name="P29"><text:s/>&lt;!ELEMENT lenguajes (lenguaje*)&gt;</text:p>
      <text:p text:style-name="P29"><text:s/>&lt;!ELEMENT lenguaje (nombre, creador, fecha, (compilado | interpretado))&gt;</text:p>
      <text:p text:style-name="P29"><text:s/>&lt;!ELEMENT compilado EMPTY&gt;</text:p>
      <text:p text:style-name="P29"><text:s/>&lt;!ELEMENT interpretado EMPTY&gt;</text:p>
      <text:p text:style-name="P29"><text:s/>&lt;!ELEMENT nombre (#PCDATA)&gt;</text:p>
      <text:p text:style-name="P29"><text:s/>&lt;!ELEMENT creador (#PCDATA)&gt;</text:p>
      <text:p text:style-name="P29"><text:s/>&lt;!ELEMENT fecha (#PCDATA)&gt;</text:p>
      <text:p text:style-name="P29"><text:s/></text:p>
      <text:p text:style-name="P29">&lt;!ATTLIST compilado xmlns:android CDATA #REQUIRED&gt;</text:p>
      <text:p text:style-name="P29">&lt;!ATTLIST interpretado xmlns:android CDATA #REQUIRED&gt;</text:p>
      <text:p text:style-name="P29">]&gt;</text:p>
      <text:p text:style-name="P29">&lt;lenguajes&gt;</text:p>
      <text:p text:style-name="P29"><text:s text:c="2"/>&lt;lenguaje&gt;</text:p>
      <text:p text:style-name="P29"><text:s text:c="4"/>&lt;nombre&gt;C&lt;/nombre&gt;</text:p>
      <text:p text:style-name="P29"><text:s text:c="4"/>&lt;creador&gt;Dennis Ritchie&lt;/creador&gt;</text:p>
      <text:p text:style-name="P29"><text:s text:c="4"/>&lt;fecha&gt;1973&lt;/fecha&gt;</text:p>
      <text:p text:style-name="P29"><text:s text:c="4"/>&lt;compilado xmlns:android="http://schemas.android.com/apk/res/android" /&gt;</text:p>
      <text:p text:style-name="P29"><text:s text:c="2"/>&lt;/lenguaje&gt;</text:p>
      <text:p text:style-name="P29"><text:s text:c="2"/>&lt;lenguaje&gt;</text:p>
      <text:p text:style-name="P29"><text:s text:c="4"/>&lt;nombre&gt;Python&lt;/nombre&gt;</text:p>
      <text:p text:style-name="P29"><text:s text:c="4"/>&lt;creador&gt;Guido van Rossum&lt;/creador&gt;</text:p>
      <text:p text:style-name="P29"><text:s text:c="4"/>&lt;fecha&gt;1991&lt;/fecha&gt;</text:p>
      <text:p text:style-name="P29"><text:soft-page-break/><text:s text:c="4"/>&lt;interpretado xmlns:android="http://schemas.android.com/apk/res/android" /&gt;</text:p>
      <text:p text:style-name="P29"><text:s text:c="2"/>&lt;/lenguaje&gt;</text:p>
      <text:p text:style-name="P29"><text:s text:c="2"/>&lt;lenguaje&gt;</text:p>
      <text:p text:style-name="P29"><text:s text:c="4"/>&lt;nombre&gt;PHP&lt;/nombre&gt;</text:p>
      <text:p text:style-name="P29"><text:s text:c="4"/>&lt;creador&gt;Rasmus Lerdorf&lt;/creador&gt;</text:p>
      <text:p text:style-name="P29"><text:s text:c="4"/>&lt;fecha&gt;1995&lt;/fecha&gt;</text:p>
      <text:p text:style-name="P29"><text:s text:c="4"/>&lt;interpretado xmlns:android="http://schemas.android.com/apk/res/android" /&gt;</text:p>
      <text:p text:style-name="P29"><text:s text:c="2"/>&lt;/lenguaje&gt;</text:p>
      <text:p text:style-name="P29"><text:s text:c="2"/>&lt;lenguaje&gt;</text:p>
      <text:p text:style-name="P29"><text:s text:c="4"/>&lt;nombre&gt;XSLT&lt;/nombre&gt;</text:p>
      <text:p text:style-name="P29"><text:s text:c="4"/>&lt;creador&gt;James Clark&lt;/creador&gt;</text:p>
      <text:p text:style-name="P29"><text:s text:c="4"/>&lt;fecha&gt;1998&lt;/fecha&gt;</text:p>
      <text:p text:style-name="P29"><text:s text:c="4"/>&lt;interpretado xmlns:android="http://schemas.android.com/apk/res/android" /&gt;</text:p>
      <text:p text:style-name="P29"><text:s text:c="2"/>&lt;/lenguaje&gt;</text:p>
      <text:p text:style-name="P29">&lt;/lenguajes&gt;</text:p>
      <text:p text:style-name="P23">10- Valida el siguiente XML:</text:p>
      <text:p text:style-name="P2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1H13M57S</meta:editing-duration>
    <meta:editing-cycles>11</meta:editing-cycles>
    <meta:generator>LibreOffice/6.0.3.2$Linux_X86_64 LibreOffice_project/00m0$Build-2</meta:generator>
    <dc:date>2018-12-03T10:14:29.263076440</dc:date>
    <meta:document-statistic meta:table-count="0" meta:image-count="0" meta:object-count="0" meta:page-count="11" meta:paragraph-count="210" meta:word-count="714" meta:character-count="7667" meta:non-whitespace-character-count="6292"/>
  </office:meta>
</office:document-meta>
</file>